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brary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Eigen has everything we need:</text:p>
            <text:p text:style-name="P1"/>
            <text:list text:style-name="L1">
              <text:list-item>
                <text:p text:style-name="P2"><text:s/>Easy intuitive initialization</text:p>
              </text:list-item>
              <text:list-item>
                <text:p text:style-name="P2"><text:s/>All the operations</text:p>
              </text:list-item>
              <text:list-item>
                <text:p text:style-name="P2"><text:s/>Intuitive and semantic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ing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Alpha testing: ok </text:p>
                  </text:list-item>
                  <text:list-item>
                    <text:p text:style-name="P5">Beta testing: if you want</text:p>
                  </text:list-item>
                  <text:list-item>
                    <text:p text:style-name="P5">Acceptance testing: if you think we should (UNIGE, COR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nsor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Check the lines around it </text:p>
                  </text:list-item>
                  <text:list-item>
                    <text:p text:style-name="P5">Check different instances for the world (abort) </text:p>
                  </text:list-item>
                  <text:list-item>
                    <text:p text:style-name="P5">Different lines? No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ound Generator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Different lines? No problem.</text:p>
                  </text:list-item>
                  <text:list-item>
                    <text:p text:style-name="P5">Further application: always generate ground under the rob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le Handler </text:p>
          </draw:text-box>
        </draw:frame>
        <draw:frame presentation:style-name="pr4" draw:text-style-name="P6" draw:layer="layout" svg:width="25.2cm" svg:height="9.134cm" svg:x="1.4cm" svg:y="3.8cm" presentation:class="subtitle">
          <draw:text-box>
            <text:list text:style-name="L1">
              <text:list-item>
                <text:list>
                  <text:list-item>
                    <text:p text:style-name="P5">Use rosbag and rosparam (safety) </text:p>
                  </text:list-item>
                  <text:list-item>
                    <text:p text:style-name="P5">Only one run </text:p>
                  </text:list-item>
                  <text:list-item>
                    <text:p text:style-name="P5">Check existence (add suffix)</text:p>
                  </text:list-item>
                  <text:list-item>
                    <text:p text:style-name="P5">Folder not found (create it)</text:p>
                  </text:list-item>
                  <text:list-item>
                    <text:p text:style-name="P5">Wrong path (abort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or some possible Students </text:p>
          </draw:text-box>
        </draw:frame>
        <draw:frame presentation:style-name="pr4" draw:text-style-name="P6" draw:layer="layout" svg:width="25.2cm" svg:height="9.134cm" svg:x="1.4cm" svg:y="3.8cm">
          <draw:text-box>
            <text:list text:style-name="L1">
              <text:list-item>
                <text:list>
                  <text:list-item>
                    <text:p text:style-name="P5">Everything is documented (UML) and explained (code), readability has been enforced.</text:p>
                  </text:list-item>
                  <text:list-item>
                    <text:p text:style-name="P5">Generate their own files easily</text:p>
                  </text:list-item>
                  <text:list-item>
                    <text:p text:style-name="P5">Control the robot (keyboard)</text:p>
                  </text:list-item>
                  <text:list-item>
                    <text:p text:style-name="P5">Tune the filter in real time (loop trajectory and dynamic reconfigure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urther Applications </text:p>
          </draw:text-box>
        </draw:frame>
        <draw:frame presentation:style-name="pr4" draw:text-style-name="P6" draw:layer="layout" svg:width="25.2cm" svg:height="9.134cm" svg:x="1.4cm" svg:y="3.8cm">
          <draw:text-box>
            <text:list text:style-name="L1">
              <text:list-item>
                <text:list>
                  <text:list-item>
                    <text:p text:style-name="P5">New sensor: just define it </text:p>
                  </text:list-item>
                  <text:list-item>
                    <text:p text:style-name="P5">New world: just define it (modify generator accordingly) </text:p>
                  </text:list-item>
                  <text:list-item>
                    <text:p text:style-name="P5">New robot type? Why not?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erformances </text:p>
          </draw:text-box>
        </draw:frame>
        <draw:frame presentation:style-name="pr4" draw:text-style-name="P6" draw:layer="layout" svg:width="25.2cm" svg:height="9.134cm" svg:x="1.4cm" svg:y="3.8cm">
          <draw:text-box>
            <text:list text:style-name="L1">
              <text:list-item>
                <text:list>
                  <text:list-item>
                    <text:p text:style-name="P5">Work in progress</text:p>
                  </text:list-item>
                  <text:list-item>
                    <text:p text:style-name="P5">Reduce markers lifetime</text:p>
                  </text:list-item>
                  <text:list-item>
                    <text:p text:style-name="P5">Solve rviz crash issue</text:p>
                  </text:list-item>
                  <text:list-item>
                    <text:p text:style-name="P5">Run node in callgrind and detect bottlene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2:15:17.717639784</meta:creation-date>
    <meta:editing-duration>PT18M51S</meta:editing-duration>
    <meta:editing-cycles>8</meta:editing-cycles>
    <meta:generator>LibreOffice/6.0.7.3$Linux_X86_64 LibreOffice_project/00m0$Build-3</meta:generator>
    <dc:title>Bright Blue</dc:title>
    <dc:date>2020-06-07T19:59:48.659179287</dc:date>
    <meta:document-statistic meta:object-count="54"/>
  </office:meta>
</office:document-meta>
</file>